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c25" officeooo:paragraph-rsid="0003adfe"/>
    </style:style>
    <style:style style:name="P2" style:family="paragraph" style:parent-style-name="Standard">
      <style:text-properties fo:font-weight="bold" officeooo:rsid="00039c25" officeooo:paragraph-rsid="00039c25" style:font-weight-asian="bold" style:font-weight-complex="bold"/>
    </style:style>
    <style:style style:name="P3" style:family="paragraph" style:parent-style-name="Standard">
      <style:text-properties officeooo:rsid="0003adfe" officeooo:paragraph-rsid="0003adfe"/>
    </style:style>
    <style:style style:name="P4" style:family="paragraph" style:parent-style-name="Standard">
      <style:text-properties officeooo:rsid="0003adfe" officeooo:paragraph-rsid="0006329c"/>
    </style:style>
    <style:style style:name="P5" style:family="paragraph" style:parent-style-name="Standard">
      <style:text-properties officeooo:rsid="00048244" officeooo:paragraph-rsid="0007f2d1"/>
    </style:style>
    <style:style style:name="P6" style:family="paragraph" style:parent-style-name="Standard">
      <style:text-properties officeooo:rsid="0006329c" officeooo:paragraph-rsid="0006329c"/>
    </style:style>
    <style:style style:name="P7" style:family="paragraph" style:parent-style-name="Standard">
      <style:text-properties fo:font-weight="normal" officeooo:rsid="0007f2d1" officeooo:paragraph-rsid="0007f2d1" style:font-weight-asian="normal" style:font-weight-complex="normal"/>
    </style:style>
    <style:style style:name="P8" style:family="paragraph" style:parent-style-name="Standard">
      <style:text-properties fo:font-weight="normal" officeooo:rsid="00097e95" officeooo:paragraph-rsid="00097e95" style:font-weight-asian="normal" style:font-weight-complex="normal"/>
    </style:style>
    <style:style style:name="P9" style:family="paragraph" style:parent-style-name="Text_20_body">
      <style:text-properties fo:font-weight="bold" officeooo:rsid="00039c25" officeooo:paragraph-rsid="00039c25" style:font-weight-asian="bold" style:font-weight-complex="bold"/>
    </style:style>
    <style:style style:name="P10" style:family="paragraph" style:parent-style-name="Text_20_body">
      <style:text-properties fo:font-weight="normal" officeooo:rsid="00039c25" officeooo:paragraph-rsid="00039c25" style:font-weight-asian="normal" style:font-weight-complex="normal"/>
    </style:style>
    <style:style style:name="T1" style:family="text">
      <style:text-properties officeooo:rsid="0003adfe"/>
    </style:style>
    <style:style style:name="T2" style:family="text">
      <style:text-properties officeooo:rsid="00048244"/>
    </style:style>
    <style:style style:name="T3" style:family="text">
      <style:text-properties officeooo:rsid="0006329c"/>
    </style:style>
    <style:style style:name="T4" style:family="text">
      <style:text-properties officeooo:rsid="0007f2d1"/>
    </style:style>
    <style:style style:name="T5" style:family="text">
      <style:text-properties officeooo:rsid="00097e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ception </text:p>
      <text:p text:style-name="Title"/>
      <text:p text:style-name="P9">Besoin :</text:p>
      <text:p text:style-name="P10">Map <text:span text:style-name="T1">(10*10)</text:span></text:p>
      <text:p text:style-name="P10">Perso</text:p>
      <text:p text:style-name="P10">Découpage en phase :</text:p>
      <text:p text:style-name="P10">-Placement des perso initial</text:p>
      <text:p text:style-name="P10">-Tour joueur 1 …</text:p>
      <text:p text:style-name="P10">-fin de la partie</text:p>
      <text:p text:style-name="P10">- fin du tour.</text:p>
      <text:p text:style-name="P10">Attaquer :</text:p>
      <text:p text:style-name="P10">-calcul dégat </text:p>
      <text:p text:style-name="P10">Se déplacer :</text:p>
      <text:p text:style-name="P10">-pathfinding</text:p>
      <text:p text:style-name="P10">Calcul Point action</text:p>
      <text:p text:style-name="P10">Calcul Point equipe</text:p>
      <text:p text:style-name="P10"/>
      <text:p text:style-name="P9">Structure</text:p>
      <text:p text:style-name="P1">Matrice : </text:p>
      <text:p text:style-name="P1"><text:span text:style-name="T1">-chaine de caractère (décor)</text:span></text:p>
      <text:p text:style-name="P1">-<text:span text:style-name="T1">structure (personnage)</text:span></text:p>
      <text:p text:style-name="P1"/>
      <text:p text:style-name="P3">Structure :</text:p>
      <text:p text:style-name="P3"/>
      <text:p text:style-name="P3"><text:span text:style-name="T4">t_p</text:span>ersonnage(t_classe classe, int joueur,int pa, int pv, int position[], t_statut statut<text:span text:style-name="T2">)</text:span></text:p>
      <text:p text:style-name="P4"><text:span text:style-name="T2">t_</text:span>classe<text:span text:style-name="T2">(int Pvmax, <text:s/>int gainPa, int ATQ, <text:s/>int DEF, float poids, <text:s/>t_action action[])</text:span></text:p>
      <text:p text:style-name="P5"><text:span text:style-name="T3">t_action ( t_attaque atq1, t_attaque atq2, t_spe spe <text:s/>)</text:span></text:p>
      <text:p text:style-name="P6">t_attaque(int coutPA, float mul_ATQ, int portee, <text:span text:style-name="T4">int type</text:span>)</text:p>
      <text:p text:style-name="P6">t_spe(<text:span text:style-name="T4">) </text:span></text:p>
      <text:p text:style-name="P3"/>
      <text:p text:style-name="P2">Fonction : </text:p>
      <text:p text:style-name="P2"/>
      <text:p text:style-name="P7">Deplacement(t_personnage <text:span text:style-name="T5">grille </text:span><text:s/>) ;//<text:span text:style-name="T5">demande les nouvelles coordonnés, </text:span>vérifie si le <text:span text:style-name="T5">déplacement est valide</text:span>, <text:span text:style-name="T5">indique le cout en PA et demande confirmation puis exécute le déplacement</text:span></text:p>
      <text:p text:style-name="P7"/>
      <text:p text:style-name="P8">Calcul dégat(t_personnage attaquant, t_attaque attaque,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7:47:15.236767907</meta:creation-date>
    <dc:date>2016-11-07T18:45:19.621407341</dc:date>
    <meta:editing-duration>PT6M13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2" meta:paragraph-count="28" meta:word-count="124" meta:character-count="841" meta:non-whitespace-character-count="735"/>
  </office:meta>
</office:document-meta>
</file>